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6.959cm"/>
    </style:style>
    <style:style style:name="ro3" style:family="table-row">
      <style:table-row-properties style:row-height="0.57cm" fo:break-before="auto" style:use-optimal-row-height="true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 style:data-style-name="N37"/>
    <style:style style:name="ce6" style:family="table-cell" style:parent-style-name="Default" style:data-style-name="N11">
      <style:table-cell-properties fo:background-color="#ffbf00"/>
      <style:text-properties fo:color="#2a6099" fo:font-weight="bold" style:text-overline-style="solid" style:text-overline-width="bold" style:text-overline-color="font-color"/>
    </style:style>
    <style:style style:name="ce13" style:family="table-cell" style:parent-style-name="Default" style:data-style-name="N11"/>
    <style:style style:name="ce14" style:family="table-cell" style:parent-style-name="Default" style:data-style-name="N60"/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pare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${Push key:”data”, value:[ <text:s/>{date:”2022-03-04”, percent:0.2, name:”Hans”, time:”2022-02-02 12:02:00”}, <text:s/>{date:”2023-05-06”, percent:0.8, name:”Peter”, time:”2022-02-02 13:03:00”} ] }</text:p>
          </table:table-cell>
          <table:table-cell table:style-name="ce10" office:value-type="date" office:date-value="2023-02-01" calcext:value-type="date">
            <text:p>01.02.23</text:p>
          </table:table-cell>
          <table:table-cell table:style-name="ce6" office:value-type="percentage" office:value="0.5" calcext:value-type="percentage">
            <text:p>50,00 %</text:p>
          </table:table-cell>
          <table:table-cell office:value-type="float" office:value="1" calcext:value-type="float">
            <text:p>1</text:p>
          </table:table-cell>
          <table:table-cell table:style-name="ce14" office:value-type="time" office:time-value="PT15H30M00S" calcext:value-type="time">
            <text:p>15:30</text:p>
          </table:table-cell>
        </table:table-row>
        <table:table-row table:style-name="ro1">
          <table:table-cell table:style-name="ce9"/>
          <table:table-cell table:number-columns-repeated="2"/>
          <table:table-cell office:value-type="string" calcext:value-type="string">
            <text:p>test</text:p>
          </table:table-cell>
          <table:table-cell/>
        </table:table-row>
        <table:table-row table:style-name="ro1" table:number-rows-repeated="2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For $value:”data”, $as:”item”, tableRow: 3, tableName:”Table”} ${EndFor}</text:p>
          </table:table-cell>
          <table:table-cell table:number-columns-repeated="4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>
          <table:table-cell table:style-name="ce9" office:value-type="string" calcext:value-type="string">
            <text:p>${Remove type:”table”, now:false}</text:p>
          </table:table-cell>
          <table:table-cell table:number-columns-repeated="4"/>
        </table:table-row>
        <table:table-row table:style-name="ro2" table:number-rows-repeated="104856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" table:style-name="ta1">
        <table:table-column table:style-name="co2" table:default-cell-style-name="ce12"/>
        <table:table-column table:style-name="co2" table:number-columns-repeated="16383" table:default-cell-style-name="Default"/>
        <table:table-row table:style-name="ro3">
          <table:table-cell office:value-type="string" calcext:value-type="string">
            <text:p>No.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Perce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ime</text:p>
          </table:table-cell>
          <table:table-cell table:style-name="ce12" table:number-columns-repeated="16379"/>
        </table:table-row>
        <table:table-row table:style-name="ro1">
          <table:table-cell table:style-name="ce16"/>
          <table:table-cell table:number-columns-repeated="16383"/>
        </table:table-row>
        <table:table-row table:style-name="ro2">
          <table:table-cell table:style-name="Default" office:value-type="string" calcext:value-type="string">
            <text:p>${Number $value:”index”, <text:s/>templateCell:”Prepare.D1”, summand:1, useModified:true, format:”#”}</text:p>
          </table:table-cell>
          <table:table-cell office:value-type="string" calcext:value-type="string">
            <text:p>${Date $value:”item.date”, templateCell:”Prepare.B1”}</text:p>
          </table:table-cell>
          <table:table-cell office:value-type="string" calcext:value-type="string">
            <text:p>${Number $value:”item.percent”, multiplier:100, suffix:” %”, templateCell:”Prepare.C1”}</text:p>
          </table:table-cell>
          <table:table-cell office:value-type="string" calcext:value-type="string">
            <text:p>${$item.name}</text:p>
          </table:table-cell>
          <table:table-cell office:value-type="string" calcext:value-type="string">
            <text:p>${Time $value:”item.time”, templateCell: “Prepare.E1”, outputFormat: “HH:mm” }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.00.0000</text:date>, <text:time style:data-style-name="N2" text:time-value="00:17:38.17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06:57:36.152000000</meta:creation-date>
    <dc:date>2025-03-24T00:19:11.376000000</dc:date>
    <meta:editing-duration>PT53M1S</meta:editing-duration>
    <meta:editing-cycles>35</meta:editing-cycles>
    <meta:generator>LibreOffice/7.6.2.1$Windows_X86_64 LibreOffice_project/56f7684011345957bbf33a7ee678afaf4d2ba333</meta:generator>
    <meta:document-statistic meta:table-count="2" meta:cell-count="18" meta:object-count="0"/>
  </office:meta>
</office:document-meta>
</file>